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11in" table:align="left"/>
    </style:style>
    <style:style style:name="Table1.A" style:family="table-column">
      <style:table-column-properties style:column-width="0.9764in"/>
    </style:style>
    <style:style style:name="Table1.B" style:family="table-column">
      <style:table-column-properties style:column-width="5.4347in"/>
    </style:style>
    <style:style style:name="Table1.A1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4" style:family="paragraph" style:parent-style-name="Table_20_Contents" style:list-style-name="L1">
      <style:paragraph-properties fo:margin-top="0in" fo:margin-bottom="0in" loext:contextual-spacing="false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1d92d297-cecf-566c-1fdb-618de981592b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1">Borrar mensaje</text:p>
          </table:table-cell>
        </table:table-row>
        <table:table-row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Francisco Enrique Córdova González</text:p>
          </table:table-cell>
        </table:table-row>
        <table:table-row>
          <table:table-cell table:style-name="Table1.A1" office:value-type="string">
            <text:p text:style-name="P1">Fecha</text:p>
          </table:table-cell>
          <table:table-cell table:style-name="Table1.A1" office:value-type="string">
            <text:p text:style-name="P1">10/02/2016</text:p>
          </table:table-cell>
        </table:table-row>
        <table:table-row>
          <table:table-cell table:style-name="Table1.A1" table:number-columns-spanned="2" office:value-type="string">
            <text:p text:style-name="P1">Descripción:</text:p>
            <text:p text:style-name="P1">Permite al administrador borrar un mensaje en la zona de mensajes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Actores: Administ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recondiciones:</text:p>
            <text:p text:style-name="P1">Debe haber un mensaje previo que borrar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Flujo normal:</text:p>
            <text:list xml:id="list9191966026320336485" text:style-name="L1">
              <text:list-item>
                <text:p text:style-name="P4">El administrador, desde la interfaz del administrador dará click a la opción ‘borrar mensaje’ localizada al lado del mensaje a borrar.</text:p>
              </text:list-item>
              <text:list-item>
                <text:p text:style-name="P4">El administrador aceptará que está seguro de borrar el mensaje.</text:p>
              </text:list-item>
              <text:list-item>
                <text:p text:style-name="P4">El mensaje será borrado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<text:span text:style-name="T2">Flujo alternativo:</text:span></text:p>
            <text:p text:style-name="P2">    <text:span text:style-name="T1">2 A. El administrador declinará el estar seguro de borrar el mensaje</text:span></text:p>
            <text:p text:style-name="P2">    <text:span text:style-name="T1">3 A. El mensaje no será borrado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>Poscondiciones:</text:p>
            <text:p text:style-name="P2">  <text:span text:style-name="T1">El mensaje debe ser borrado del sistema definitivamente si el administrador aceptó borrar el mensaje</text:span></text:p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Gonzalez</meta:initial-creator>
    <meta:creation-date>2016-02-10T22:20:40.001666922</meta:creation-date>
    <dc:date>2016-02-10T22:31:24.492071413</dc:date>
    <dc:creator>Francisco Gonzalez</dc:creator>
    <meta:editing-duration>PT10M45S</meta:editing-duration>
    <meta:editing-cycles>1</meta:editing-cycles>
    <meta:generator>LibreOffice/4.3.3.2$Linux_X86_64 LibreOffice_project/430m0$Build-2</meta:generator>
    <meta:document-statistic meta:table-count="1" meta:image-count="0" meta:object-count="0" meta:page-count="1" meta:paragraph-count="20" meta:word-count="109" meta:character-count="711" meta:non-whitespace-character-count="615"/>
  </office:meta>
</office:document-meta>
</file>